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JAVA" style:family="table">
      <style:table-properties style:width="17cm" table:align="margins"/>
    </style:style>
    <style:style style:name="JAVA.A" style:family="table-column">
      <style:table-column-properties style:column-width="5.667cm" style:rel-column-width="21845*"/>
    </style:style>
    <style:style style:name="JAVA.A1" style:family="table-cell">
      <style:table-cell-properties fo:padding="0.097cm" fo:border="0.05pt solid #000000"/>
    </style:style>
    <style:style style:name="JAVA.A2" style:family="table-cell">
      <style:table-cell-properties fo:padding="0.097cm" fo:border-left="0.05pt solid #000000" fo:border-right="none" fo:border-top="none" fo:border-bottom="0.05pt solid #000000"/>
    </style:style>
    <style:style style:name="JAVA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d6fd" officeooo:paragraph-rsid="0000d6fd"/>
    </style:style>
    <style:style style:name="P2" style:family="paragraph" style:parent-style-name="Standard">
      <style:text-properties officeooo:rsid="00018b1f" officeooo:paragraph-rsid="00018b1f"/>
    </style:style>
    <style:style style:name="P3" style:family="paragraph" style:parent-style-name="Standard">
      <style:text-properties officeooo:rsid="001bfbaa" officeooo:paragraph-rsid="00067129"/>
    </style:style>
    <style:style style:name="P4" style:family="paragraph" style:parent-style-name="Standard">
      <style:text-properties officeooo:rsid="00203da3" officeooo:paragraph-rsid="00067129"/>
    </style:style>
    <style:style style:name="P5" style:family="paragraph" style:parent-style-name="Standard">
      <style:text-properties officeooo:rsid="0000d6fd" officeooo:paragraph-rsid="0000d6fd"/>
    </style:style>
    <style:style style:name="P6" style:family="paragraph" style:parent-style-name="Standard">
      <style:paragraph-properties fo:text-align="center" style:justify-single-word="false"/>
      <style:text-properties officeooo:rsid="00081b92" officeooo:paragraph-rsid="00081b92"/>
    </style:style>
    <style:style style:name="P7" style:family="paragraph" style:parent-style-name="Standard">
      <style:text-properties officeooo:rsid="00081b92" officeooo:paragraph-rsid="00081b92"/>
    </style:style>
    <style:style style:name="P8" style:family="paragraph" style:parent-style-name="Standard">
      <style:text-properties style:text-underline-style="solid" style:text-underline-width="auto" style:text-underline-color="font-color" officeooo:rsid="00018b1f" officeooo:paragraph-rsid="00018b1f"/>
    </style:style>
    <style:style style:name="P9" style:family="paragraph" style:parent-style-name="Standard">
      <style:text-properties fo:font-style="italic" officeooo:rsid="00081b92" officeooo:paragraph-rsid="00081b92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italic" style:text-underline-style="solid" style:text-underline-width="auto" style:text-underline-color="font-color" officeooo:rsid="00081b92" officeooo:paragraph-rsid="00081b92" style:font-size-asian="14pt" style:font-style-asian="italic" style:font-size-complex="14pt" style:font-style-complex="italic"/>
    </style:style>
    <style:style style:name="P11" style:family="paragraph" style:parent-style-name="Standard">
      <style:text-properties officeooo:rsid="00018b1f" officeooo:paragraph-rsid="00018b1f"/>
    </style:style>
    <style:style style:name="P12" style:family="paragraph" style:parent-style-name="Standard">
      <style:text-properties fo:font-size="13pt" fo:font-style="italic" officeooo:rsid="00018b1f" officeooo:paragraph-rsid="00018b1f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officeooo:rsid="0000d6fd" officeooo:paragraph-rsid="0000d6fd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00d6fd" officeooo:paragraph-rsid="0000d6fd" style:font-style-asian="normal" style:font-style-complex="normal"/>
    </style:style>
    <style:style style:name="P15" style:family="paragraph" style:parent-style-name="Standard">
      <style:text-properties style:text-underline-style="none" fo:font-weight="bold" officeooo:rsid="00081b92" officeooo:paragraph-rsid="00081b92" style:font-weight-asian="bold" style:font-weight-complex="bold"/>
    </style:style>
    <style:style style:name="P16" style:family="paragraph" style:parent-style-name="Standard">
      <style:text-properties fo:font-weight="bold" officeooo:rsid="00018b1f" officeooo:paragraph-rsid="00018b1f" style:font-weight-asian="bold" style:font-weight-complex="bold"/>
    </style:style>
    <style:style style:name="P17" style:family="paragraph" style:parent-style-name="Standard">
      <style:text-properties officeooo:rsid="001bfbaa" officeooo:paragraph-rsid="0000d6fd"/>
    </style:style>
    <style:style style:name="P18" style:family="paragraph" style:parent-style-name="Standard">
      <style:text-properties officeooo:rsid="00097b07" officeooo:paragraph-rsid="00097b07"/>
    </style:style>
    <style:style style:name="P19" style:family="paragraph" style:parent-style-name="Table_20_Contents">
      <style:text-properties officeooo:rsid="00081b92" officeooo:paragraph-rsid="00081b92"/>
    </style:style>
    <style:style style:name="T1" style:family="text">
      <style:text-properties officeooo:rsid="00018b1f"/>
    </style:style>
    <style:style style:name="T2" style:family="text">
      <style:text-properties fo:color="#800000"/>
    </style:style>
    <style:style style:name="T3" style:family="text">
      <style:text-properties officeooo:rsid="00081b92"/>
    </style:style>
    <style:style style:name="T4" style:family="text">
      <style:text-properties officeooo:rsid="000924ad"/>
    </style:style>
    <style:style style:name="T5" style:family="text">
      <style:text-properties officeooo:rsid="00097b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chitecture Client-Serveur</text:p>
      <text:p text:style-name="P6"/>
      <text:p text:style-name="P9">Contact</text:p>
      <text:p text:style-name="P1"/>
      <text:p text:style-name="P1">Medhi BENADI</text:p>
      <text:p text:style-name="P1"><text:a xlink:type="simple" xlink:href="mailto:m.benadi@sciencesu-lyon.fr" text:style-name="Internet_20_link" text:visited-style-name="Visited_20_Internet_20_Link">m.benadi@sciencesu-lyon.fr</text:a></text:p>
      <text:p text:style-name="P1"/>
      <text:p text:style-name="P1"/>
      <text:p text:style-name="P1"/>
      <text:p text:style-name="P12"><text:span text:style-name="T3">I)</text:span>Intro :</text:p>
      <text:p text:style-name="P2"/>
      <table:table table:name="JAVA" table:style-name="JAVA">
        <table:table-column table:style-name="JAVA.A" table:number-columns-repeated="3"/>
        <table:table-row>
          <table:table-cell table:style-name="JAVA.A1" table:number-columns-spanned="3" office:value-type="string">
            <text:p text:style-name="P19">JAVA</text:p>
          </table:table-cell>
          <table:covered-table-cell/>
          <table:covered-table-cell/>
        </table:table-row>
        <table:table-row>
          <table:table-cell table:style-name="JAVA.A2" office:value-type="string">
            <text:p text:style-name="P19">JME</text:p>
          </table:table-cell>
          <table:table-cell table:style-name="JAVA.A2" office:value-type="string">
            <text:p text:style-name="P19">JSE</text:p>
          </table:table-cell>
          <table:table-cell table:style-name="JAVA.C2" office:value-type="string">
            <text:p text:style-name="P19">JEE</text:p>
          </table:table-cell>
        </table:table-row>
        <table:table-row>
          <table:table-cell table:style-name="JAVA.A2" office:value-type="string">
            <text:p text:style-name="P19">Mobile</text:p>
          </table:table-cell>
          <table:table-cell table:style-name="JAVA.A2" office:value-type="string">
            <text:p text:style-name="P19">Standard</text:p>
          </table:table-cell>
          <table:table-cell table:style-name="JAVA.C2" office:value-type="string">
            <text:p text:style-name="P19">Entreprise</text:p>
          </table:table-cell>
        </table:table-row>
        <table:table-row>
          <table:table-cell table:style-name="JAVA.A2" office:value-type="string">
            <text:p text:style-name="Table_20_Contents"/>
          </table:table-cell>
          <table:table-cell table:style-name="JAVA.A2" office:value-type="string">
            <text:p text:style-name="P19">JRE et JDK</text:p>
            <text:p text:style-name="P19">JVM+librairies de bases</text:p>
          </table:table-cell>
          <table:table-cell table:style-name="JAVA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3"><text:span text:style-name="T3">II)</text:span>Concept autour de java</text:p>
      <text:p text:style-name="P1"/>
      <text:p text:style-name="P1">-Langage autour de l’objet.</text:p>
      <text:p text:style-name="P1"/>
      <text:p text:style-name="P15">1)concept et vocabulaire</text:p>
      <text:p text:style-name="P1"/>
      <text:p text:style-name="P14"><text:span text:style-name="T3">a)</text:span>Classe/objet</text:p>
      <text:p text:style-name="P1"/>
      <text:p text:style-name="P1"><text:span text:style-name="T3">Une c</text:span>lasse <text:span text:style-name="T3">est un </text:span>type d’objet.</text:p>
      <text:p text:style-name="P1"><text:span text:style-name="T3">Un </text:span>objet <text:span text:style-name="T3">est une </text:span>variable.</text:p>
      <text:p text:style-name="P2"/>
      <text:p text:style-name="P8"><text:span text:style-name="T3">b)</text:span>héritage :</text:p>
      <text:p text:style-name="P2"/>
      <text:p text:style-name="P7">L’héritage est la création d’une nouvelle classe (classe fille) à partir d’une <text:s/>classe déjà existante (classe mère). </text:p>
      <text:p text:style-name="P2"/>
      <text:p text:style-name="P8"><text:span text:style-name="T3">c)</text:span>Interface :</text:p>
      <text:p text:style-name="P2"/>
      <text:p text:style-name="P2"><text:span text:style-name="T3">Une interface possède le même comportement que une classe, mais ne contient pas de code. Elle sert juste à lister l’ensemble des fonctions/méthodes et l’en tête de ces dernières.</text:span></text:p>
      <text:p text:style-name="P2"/>
      <text:p text:style-name="P16">1)RMI</text:p>
      <text:p text:style-name="P1"/>
      <text:p text:style-name="P1"><text:span text:style-name="T4">le RMI est un langage opensource.</text:span></text:p>
      <text:p text:style-name="P17"/>
      <text:p text:style-name="P18">Si on doit rajouter des fonctions et procédures, on préfère les fonctions pour avoir un retour. <text:s/>Par exemple (en rouge, c’est surtout ce qui change):</text:p>
      <text:p text:style-name="P3"><text:s/></text:p>
      <text:p text:style-name="P3">-<text:span text:style-name="T5">P</text:span>ublic<text:span text:style-name="T2"> boolean crediter (double somme) </text:span>throws RemoteException ; </text:p>
      <text:p text:style-name="P3"/>
      <text:p text:style-name="P3"><text:soft-page-break/>-Public <text:span text:style-name="T2">boolean debiter(double somme)</text:span> throws RemoteException ;</text:p>
      <text:p text:style-name="P3">-Public <text:span text:style-name="T2">String infosCompte() </text:span>throws RemoteException ;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34:09.080827809</meta:creation-date>
    <meta:editing-duration>PT1H4M57S</meta:editing-duration>
    <meta:editing-cycles>5</meta:editing-cycles>
    <meta:generator>LibreOffice/5.1.6.2$Linux_X86_64 LibreOffice_project/10m0$Build-2</meta:generator>
    <dc:date>2017-12-31T14:16:18.896961283</dc:date>
    <meta:document-statistic meta:table-count="1" meta:image-count="0" meta:object-count="0" meta:page-count="2" meta:paragraph-count="31" meta:word-count="147" meta:character-count="986" meta:non-whitespace-character-count="864"/>
  </office:meta>
</office:document-meta>
</file>